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2.4161in"/>
    </style:style>
    <style:style style:name="co5" style:family="table-column">
      <style:table-column-properties fo:break-before="auto" style:column-width="1.4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2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table-cell-properties fo:background-color="#ffff00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11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gnetovore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1" table:number-columns-repeated="6" table:default-cell-style-name="ce8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>
            <text:p>Qty</text:p>
          </table:table-cell>
          <table:table-cell table:style-name="ce4" office:value-type="string">
            <text:p>RefDeg</text:p>
          </table:table-cell>
          <table:table-cell table:style-name="ce4" office:value-type="string">
            <text:p>Manuf</text:p>
          </table:table-cell>
          <table:table-cell table:style-name="ce4" office:value-type="string">
            <text:p>Part#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DigiKey Part#</text:p>
          </table:table-cell>
          <table:table-cell table:style-name="ce4" office:value-type="string">
            <text:p>SFPN</text:p>
          </table:table-cell>
          <table:table-cell table:style-name="ce4" office:value-type="string">
            <text:p>Pricing</text:p>
          </table:table-cell>
          <table:table-cell table:style-name="ce4" table:number-columns-repeated="3"/>
          <table:table-cell table:style-name="ce10"/>
          <table:table-cell table:style-name="Default"/>
          <table:table-cell/>
        </table:table-row>
        <table:table-row table:style-name="ro1">
          <table:table-cell table:style-name="ce2"/>
          <table:table-cell table:style-name="ce5" table:number-columns-repeated="6"/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00">
            <text:p>100</text:p>
          </table:table-cell>
          <table:table-cell table:style-name="ce11" office:value-type="float" office:value="1000">
            <text:p>1000</text:p>
          </table:table-cell>
          <table:table-cell table:style-name="Default" office:value-type="string">
            <text:p>Extended @ 10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Atmel</text:p>
          </table:table-cell>
          <table:table-cell office:value-type="string">
            <text:p>AT32UC3B1256</text:p>
          </table:table-cell>
          <table:table-cell office:value-type="string">
            <text:p>Microcontrollers (MCU) 32-bit</text:p>
          </table:table-cell>
          <table:table-cell office:value-type="string">
            <text:p>556-AT32UC3B1256-AUT</text:p>
          </table:table-cell>
          <table:table-cell table:style-name="ce6"/>
          <table:table-cell office:value-type="float" office:value="8.17">
            <text:p>8.170000</text:p>
          </table:table-cell>
          <table:table-cell office:value-type="float" office:value="8.06">
            <text:p>8.060000</text:p>
          </table:table-cell>
          <table:table-cell office:value-type="float" office:value="6.19">
            <text:p>6.190000</text:p>
          </table:table-cell>
          <table:table-cell office:value-type="float" office:value="5.7">
            <text:p>5.700000</text:p>
          </table:table-cell>
          <table:table-cell/>
          <table:table-cell table:formula="of:=[.K8]*[.A8]" office:value-type="float" office:value="5.7">
            <text:p>5.70000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Omrom</text:p>
          </table:table-cell>
          <table:table-cell table:style-name="ce6" office:value-type="string">
            <text:p>B3U-1000P</text:p>
          </table:table-cell>
          <table:table-cell office:value-type="string">
            <text:p>Tactile &amp; Jog Switches Top Actuated w/o boss w/o ground</text:p>
          </table:table-cell>
          <table:table-cell office:value-type="string">
            <text:p>653-B3U-1000P</text:p>
          </table:table-cell>
          <table:table-cell table:style-name="ce6"/>
          <table:table-cell office:value-type="float" office:value="0.77">
            <text:p>0.770000</text:p>
          </table:table-cell>
          <table:table-cell/>
          <table:table-cell office:value-type="float" office:value="0.68">
            <text:p>0.680000</text:p>
          </table:table-cell>
          <table:table-cell office:value-type="float" office:value="0.58">
            <text:p>0.580000</text:p>
          </table:table-cell>
          <table:table-cell/>
          <table:table-cell table:formula="of:=[.K9]*[.A9]" office:value-type="float" office:value="1.16">
            <text:p>1.16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icrochip</text:p>
          </table:table-cell>
          <table:table-cell table:style-name="ce6" office:value-type="string">
            <text:p>MCP1702</text:p>
          </table:table-cell>
          <table:table-cell office:value-type="string">
            <text:p>Low Dropout (LDO) Regulators LDO w/ Low Quiescent</text:p>
          </table:table-cell>
          <table:table-cell office:value-type="string">
            <text:p>579-MCP1702T1802E/CB</text:p>
          </table:table-cell>
          <table:table-cell table:style-name="ce6"/>
          <table:table-cell office:value-type="float" office:value="0.52">
            <text:p>0.520000</text:p>
          </table:table-cell>
          <table:table-cell office:value-type="float" office:value="0.48">
            <text:p>0.480000</text:p>
          </table:table-cell>
          <table:table-cell office:value-type="float" office:value="0.4">
            <text:p>0.400000</text:p>
          </table:table-cell>
          <table:table-cell office:value-type="float" office:value="0.36">
            <text:p>0.360000</text:p>
          </table:table-cell>
          <table:table-cell/>
          <table:table-cell table:formula="of:=[.K10]*[.A10]" office:value-type="float" office:value="0.36">
            <text:p>0.36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ox</text:p>
          </table:table-cell>
          <table:table-cell table:style-name="ce6" office:value-type="string">
            <text:p>FQ5032B-12</text:p>
          </table:table-cell>
          <table:table-cell office:value-type="string">
            <text:p>Crystals 12.0MHz 30ppm 0C +70C</text:p>
          </table:table-cell>
          <table:table-cell office:value-type="string">
            <text:p>559-FQ5032B-12</text:p>
          </table:table-cell>
          <table:table-cell table:style-name="ce6"/>
          <table:table-cell office:value-type="float" office:value="1.07">
            <text:p>1.070000</text:p>
          </table:table-cell>
          <table:table-cell office:value-type="float" office:value="0.87">
            <text:p>0.870000</text:p>
          </table:table-cell>
          <table:table-cell office:value-type="float" office:value="0.78">
            <text:p>0.780000</text:p>
          </table:table-cell>
          <table:table-cell/>
          <table:table-cell/>
          <table:table-cell table:formula="of:=[.K11]*[.A11]" office:value-type="float" office:value="0">
            <text:p>0.00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Yageo</text:p>
          </table:table-cell>
          <table:table-cell table:style-name="ce6" office:value-type="string">
            <text:p>RC0603FR-0739RL</text:p>
          </table:table-cell>
          <table:table-cell office:value-type="string">
            <text:p>0603 39ohm</text:p>
          </table:table-cell>
          <table:table-cell office:value-type="string">
            <text:p>603-RC0603FR-0739RL</text:p>
          </table:table-cell>
          <table:table-cell table:style-name="ce6"/>
          <table:table-cell table:number-columns-repeated="3"/>
          <table:table-cell office:value-type="float" office:value="0.0001">
            <text:p>0.000100</text:p>
          </table:table-cell>
          <table:table-cell/>
          <table:table-cell table:formula="of:=[.K12]*[.A12]" office:value-type="float" office:value="0.0002">
            <text:p>0.0002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MuRata</text:p>
          </table:table-cell>
          <table:table-cell table:style-name="ce6" office:value-type="string">
            <text:p>GRM188F51A225ZE01D</text:p>
          </table:table-cell>
          <table:table-cell office:value-type="string">
            <text:p>Multilayer Ceramic Capacitors (MLCC) - SMD/SMT 0603 2.2uF 10volts Y5V +80-20%</text:p>
          </table:table-cell>
          <table:table-cell office:value-type="string">
            <text:p>81-GRM188F51A225ZE01</text:p>
          </table:table-cell>
          <table:table-cell table:style-name="ce6"/>
          <table:table-cell table:number-columns-repeated="3"/>
          <table:table-cell office:value-type="float" office:value="0.15">
            <text:p>0.150000</text:p>
          </table:table-cell>
          <table:table-cell/>
          <table:table-cell table:formula="of:=[.K13]*[.A13]" office:value-type="float" office:value="0.15">
            <text:p>0.1500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MuRata</text:p>
          </table:table-cell>
          <table:table-cell table:style-name="ce6" office:value-type="string">
            <text:p>GRM188F51A475ZE20D</text:p>
          </table:table-cell>
          <table:table-cell office:value-type="string">
            <text:p>Multilayer Ceramic Capacitors (MLCC) - SMD/SMT 0603 4.7uF 10volts Y5V +80-20%</text:p>
          </table:table-cell>
          <table:table-cell office:value-type="string">
            <text:p>81-GRM188F51A475ZE20</text:p>
          </table:table-cell>
          <table:table-cell table:style-name="ce6"/>
          <table:table-cell office:value-type="float" office:value="0.48">
            <text:p>0.480000</text:p>
          </table:table-cell>
          <table:table-cell table:number-columns-repeated="2"/>
          <table:table-cell office:value-type="float" office:value="0.15">
            <text:p>0.150000</text:p>
          </table:table-cell>
          <table:table-cell/>
          <table:table-cell table:formula="of:=[.K14]*[.A14]" office:value-type="float" office:value="0.15">
            <text:p>0.15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CI</text:p>
          </table:table-cell>
          <table:table-cell table:style-name="ce6" office:value-type="string">
            <text:p>67997-420HLF</text:p>
          </table:table-cell>
          <table:table-cell office:value-type="string">
            <text:p>Headers 20 POS HEADER</text:p>
          </table:table-cell>
          <table:table-cell office:value-type="string">
            <text:p>649-67997-420HLF</text:p>
          </table:table-cell>
          <table:table-cell table:style-name="ce6"/>
          <table:table-cell table:number-columns-repeated="3"/>
          <table:table-cell office:value-type="float" office:value="0.44">
            <text:p>0.440000</text:p>
          </table:table-cell>
          <table:table-cell/>
          <table:table-cell table:formula="of:=[.K15]*[.A15]" office:value-type="float" office:value="0.44">
            <text:p>0.44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  <table:table-cell office:value-type="string">
            <text:p>USB Mini B</text:p>
          </table:table-cell>
          <table:table-cell office:value-type="string">
            <text:p>798-ux60-mb-5st</text:p>
          </table:table-cell>
          <table:table-cell table:style-name="ce6"/>
          <table:table-cell office:value-type="float" office:value="1.18">
            <text:p>1.180000</text:p>
          </table:table-cell>
          <table:table-cell table:number-columns-repeated="2"/>
          <table:table-cell office:value-type="float" office:value="0.7">
            <text:p>0.700000</text:p>
          </table:table-cell>
          <table:table-cell/>
          <table:table-cell table:formula="of:=[.K16]*[.A16]" office:value-type="float" office:value="0.7">
            <text:p>0.700000</text:p>
          </table:table-cell>
          <table:table-cell/>
        </table:table-row>
        <table:table-row table:style-name="ro1">
          <table:table-cell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3"/>
          <table:table-cell/>
          <table:table-cell/>
          <table:table-cell table:formula="of:=[.K17]*[.A17]" office:value-type="float" office:value="0">
            <text:p>0.000000</text:p>
          </table:table-cell>
          <table:table-cell/>
        </table:table-row>
        <table:table-row table:style-name="ro1">
          <table:table-cell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3"/>
          <table:table-cell/>
          <table:table-cell/>
          <table:table-cell table:formula="of:=[.K18]*[.A18]" office:value-type="float" office:value="0">
            <text:p>0.000000</text:p>
          </table:table-cell>
          <table:table-cell/>
        </table:table-row>
        <table:table-row table:style-name="ro1">
          <table:table-cell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3"/>
          <table:table-cell/>
          <table:table-cell/>
          <table:table-cell table:formula="of:=[.K19]*[.A19]" office:value-type="float" office:value="0">
            <text:p>0.000000</text:p>
          </table:table-cell>
          <table:table-cell/>
        </table:table-row>
        <table:table-row table:style-name="ro1">
          <table:table-cell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3"/>
          <table:table-cell/>
          <table:table-cell/>
          <table:table-cell table:formula="of:=[.K20]*[.A20]" office:value-type="float" office:value="0">
            <text:p>0.000000</text:p>
          </table:table-cell>
          <table:table-cell/>
        </table:table-row>
        <table:table-row table:style-name="ro1">
          <table:table-cell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3"/>
          <table:table-cell/>
          <table:table-cell/>
          <table:table-cell table:formula="of:=[.K21]*[.A21]" office:value-type="float" office:value="0">
            <text:p>0.00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1,LED2</text:p>
          </table:table-cell>
          <table:table-cell office:value-type="string">
            <text:p>Lumex</text:p>
          </table:table-cell>
          <table:table-cell table:style-name="ce6" office:value-type="string">
            <text:p>SML-LX1206GC-TR</text:p>
          </table:table-cell>
          <table:table-cell office:value-type="string">
            <text:p>LED 565NM WTR CLR GREEN 1206 SMD</text:p>
          </table:table-cell>
          <table:table-cell office:value-type="string">
            <text:p>67-1357-1-ND</text:p>
          </table:table-cell>
          <table:table-cell table:style-name="ce6" office:value-type="string">
            <text:p>SFCLED-GRN-1206</text:p>
          </table:table-cell>
          <table:table-cell office:value-type="float" office:value="0.16">
            <text:p>0.160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0.12">
            <text:p>0.120000</text:p>
          </table:table-cell>
          <table:table-cell/>
          <table:table-cell table:formula="of:=[.K22]*[.A22]" office:value-type="float" office:value="0.12">
            <text:p>0.120000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table:number-columns-repeated="3"/>
          <table:table-cell table:style-name="ce7" table:number-columns-repeated="3"/>
          <table:table-cell table:style-name="ce3"/>
          <table:table-cell table:style-name="ce9" table:number-columns-repeated="6"/>
          <table:table-cell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  <table:table-cell table:style-name="ce12" office:value-type="string">
            <text:p>UpFron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4"/>
          <table:table-cell table:style-name="ce12" office:value-type="string">
            <text:p>Comp Total</text:p>
          </table:table-cell>
          <table:table-cell table:style-name="Default" table:formula="of:=SUM([.M8:.M28])" office:value-type="float" office:value="8.7802">
            <text:p>8.7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4"/>
          <table:table-cell table:style-name="ce12" office:value-type="string">
            <text:p>Box</text:p>
          </table:table-cell>
          <table:table-cell table:style-name="Default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4"/>
          <table:table-cell table:style-name="ce12" office:value-type="string">
            <text:p>PCB</text:p>
          </table:table-cell>
          <table:table-cell table:style-name="Default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4"/>
          <table:table-cell table:style-name="ce12" office:value-type="string">
            <text:p>Subtotal</text:p>
          </table:table-cell>
          <table:table-cell table:style-name="Default" table:formula="of:=SUM([.M36:.M38])" office:value-type="float" office:value="14.7802">
            <text:p>14.78</text:p>
          </table:table-cell>
          <table:table-cell table:formula="of:=[.M39]*10" office:value-type="float" office:value="147.802">
            <text:p>147.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4"/>
          <table:table-cell table:style-name="ce12" office:value-type="string">
            <text:p>Margin</text:p>
          </table:table-cell>
          <table:table-cell table:style-name="Default" table:formula="of:=[.M39]*2" office:value-type="float" office:value="29.5604">
            <text:p>29.56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11/05/2009</text:date>, <text:time>23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22:32:16</meta:creation-date>
    <dc:date>2009-11-05T23:22:54</dc:date>
    <meta:editing-duration>PT20H40M39S</meta:editing-duration>
    <meta:editing-cycles>46</meta:editing-cycles>
    <meta:generator>OpenOffice.org/3.0$Linux OpenOffice.org_project/300m15$Build-9379</meta:generator>
    <meta:document-statistic meta:table-count="2" meta:cell-count="130" meta:object-count="0"/>
    <meta:user-defined meta:name="Info 1"/>
    <meta:user-defined meta:name="Info 2"/>
    <meta:user-defined meta:name="Info 3"/>
    <meta:user-defined meta:name="Info 4"/>
  </office:meta>
</office:document-meta>
</file>